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3e806" officeooo:paragraph-rsid="0023e80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34ec1"/>
    </style:style>
    <style:style style:name="T6" style:family="text">
      <style:text-properties officeooo:rsid="00256d2b"/>
    </style:style>
    <style:style style:name="T7" style:family="text">
      <style:text-properties officeooo:rsid="0026b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0th</text:span> of <text:span text:style-name="T5">February</text:span><text:span text:style-name="T3"> </text:span>202<text:span text:style-name="T4">6</text:span> under the <text:span text:style-name="T5">59th</text:span> PA Meeting.</text:p>
      <text:p text:style-name="P1"/>
      <text:p text:style-name="P1">The Assembly, recognising the current situation,</text:p>
      <text:p text:style-name="P1"/>
      <text:p text:style-name="P2">Constitutes the need to impose a tax on recognized entities which have more than 1 million <text:span text:style-name="T7">blocks</text:span> per citizen. <text:span text:style-name="T6">The tax shall be 1 diamond per region file per month, to be paid to the People’s Assembly.</text:span>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1"/>
      <text:p text:style-name="P1"/>
      <text:p text:style-name="P1"/>
      <text:p text:style-name="Standard"><text:span text:style-name="T1">[</text:span><text:span text:style-name="T2">Motion 59-8: To penalize colonialism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20:24:01.317230748</dc:date>
    <meta:editing-duration>PT9M44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8" meta:character-count="412" meta:non-whitespace-character-count="351"/>
  </office:meta>
</office:document-meta>
</file>